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MonitorComponent.getObserved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getCounter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setThreshold( Number 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get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unterMonitorComponent.setGranularityPeriod( long granularity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getGranularity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handleNotification( Notification notification , Object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unterMonitorComponent.setObservedObjectName( String observed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MonitorComponent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unterMonitorComponent.get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setOffset( Number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MonitorComponent.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unterMonitorCompon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setCounterMonitor( CounterMonitor counter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init( ComponentContext c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unterMonitorComponent.setMbeanServer( MBeanServer 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MonitorComponent.setAttributeNam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